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fo:min-height="1.8cm"/>
    </style:style>
    <style:style style:name="pr2" style:family="presentation" style:parent-style-name="Inspiration-outline1">
      <style:graphic-properties fo:min-height="11.93cm"/>
    </style:style>
    <style:style style:name="pr3" style:family="presentation" style:parent-style-name="Inspiration-notes">
      <style:graphic-properties draw:fill-color="#ffffff" draw:auto-grow-height="true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">
        <draw:frame presentation:style-name="pr1" draw:layer="layout" svg:width="19.6cm" svg:height="2.845cm" svg:x="1.2cm" svg:y="1.278cm" presentation:class="title" presentation:user-transformed="true">
          <draw:text-box>
            <text:p>Savana Wildness Application for Neural Networks</text:p>
          </draw:text-box>
        </draw:frame>
        <draw:frame presentation:style-name="pr2" draw:layer="layout" svg:width="12.023cm" svg:height="12.18cm" svg:x="1.4cm" svg:y="5.82cm" presentation:class="outline" presentation:placeholder="true" presentation:user-transformed="true">
          <draw:text-box/>
        </draw:frame>
        <draw:frame presentation:style-name="pr2" draw:layer="layout" svg:width="12.023cm" svg:height="12.18cm" svg:x="14.025cm" svg:y="5.82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6pt" style:font-style-asian="normal" style:font-weight-asian="normal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family="'Liberation Sans'" style:font-family-generic="swiss" style:font-pitch="variable"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Cabin" style:font-style-name="Regular" style:font-pitch="variable" fo:font-size="2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swiss" style:font-pitch="variable" fo:font-size="3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title">
      <style:graphic-properties draw:auto-grow-height="false" fo:min-height="3.507cm"/>
    </style:style>
    <style:style style:name="Mpr5" style:family="presentation" style:parent-style-name="Inspiration-outline1">
      <style:graphic-properties fo:min-height="12.18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1cm" svg:y="0.001cm">
        <draw:image xlink:href="Pictures/1000000000000CEC000009B10DB262C2.png" xlink:type="simple" xlink:show="embed" xlink:actuate="onLoad">
          <text:p/>
        </draw:image>
      </draw:frame>
      <draw:frame presentation:style-name="Mpr4" draw:layer="backgroundobjects" svg:width="19.6cm" svg:height="1.8cm" svg:x="1.2cm" svg:y="1.8cm" presentation:class="title">
        <draw:text-box>
          <text:p>CLIQUE PARA EDITAR O FORMATO DO TEXTO DO TÍTULO</text:p>
        </draw:text-box>
      </draw:frame>
      <draw:frame presentation:style-name="Mpr5" draw:layer="backgroundobjects" svg:width="24.639cm" svg:height="12.18cm" svg:x="1.4cm" svg:y="5.82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.º Nível da estrutura de tópicos</text:p>
                  <text:list>
                    <text:list-item>
                      <text:p>3.º Nível da estrutura de tópicos</text:p>
                      <text:list>
                        <text:list-item>
                          <text:p>4.º Nível da estrutura de tópicos</text:p>
                          <text:list>
                            <text:list-item>
                              <text:p>5.º Nível da estrutura de tópicos</text:p>
                              <text:list>
                                <text:list-item>
                                  <text:p>6.º Nível da estrutura de tópicos</text:p>
                                  <text:list>
                                    <text:list-item>
                                      <text:p>7.º Nível da estrutura de tópicos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8.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8.2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8.152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0.001cm" svg:height="0.001cm" svg:x="0cm" svg:y="2.257cm" presentation:class="page"/>
        <draw:frame presentation:style-name="Inspirati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0.5.2$Windows_x86 LibreOffice_project/5464147a081647a250913f19c0715bca595af2f</meta:generator>
    <dc:date>2016-05-19T09:06:35.64</dc:date>
    <dc:creator>Edern Haumont</dc:creator>
    <meta:document-statistic meta:object-count="38"/>
  </office:meta>
</office:document-meta>
</file>